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LookupCommand.getSign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LookupCommand.DispatchLookup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spatchLookupCommand.DispatchLookupCommand( Catalog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LookupCommand.getArguments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LookupCommand.extractMethod( Command command , 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ispatchLookupCommand.execute( 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ispatchLookupCommand.getMethod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LookupCommand.setMethodKey( String method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LookupCommand.set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LookupCommand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